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c1a" officeooo:paragraph-rsid="000a3c1a"/>
    </style:style>
    <style:style style:name="P2" style:family="paragraph" style:parent-style-name="Standard">
      <style:text-properties style:text-underline-style="solid" style:text-underline-width="auto" style:text-underline-color="font-color" officeooo:rsid="000cb12c" officeooo:paragraph-rsid="000cb12c"/>
    </style:style>
    <style:style style:name="P3" style:family="paragraph" style:parent-style-name="Standard">
      <style:text-properties style:text-underline-style="solid" style:text-underline-width="auto" style:text-underline-color="font-color" officeooo:rsid="000cb12c" officeooo:paragraph-rsid="001149bb"/>
    </style:style>
    <style:style style:name="P4" style:family="paragraph" style:parent-style-name="Standard">
      <style:text-properties style:text-underline-style="solid" style:text-underline-width="auto" style:text-underline-color="font-color" officeooo:rsid="000cb12c" officeooo:paragraph-rsid="00181bbe"/>
    </style:style>
    <style:style style:name="P5" style:family="paragraph" style:parent-style-name="Standard">
      <style:text-properties style:text-underline-style="solid" style:text-underline-width="auto" style:text-underline-color="font-color" officeooo:rsid="000daa50" officeooo:paragraph-rsid="000daa50"/>
    </style:style>
    <style:style style:name="P6" style:family="paragraph" style:parent-style-name="Standard">
      <style:text-properties style:text-underline-style="solid" style:text-underline-width="auto" style:text-underline-color="font-color" officeooo:rsid="0011a129" officeooo:paragraph-rsid="0011a129"/>
    </style:style>
    <style:style style:name="P7" style:family="paragraph" style:parent-style-name="Standard">
      <style:text-properties style:text-underline-style="solid" style:text-underline-width="auto" style:text-underline-color="font-color" officeooo:rsid="0011cfa3" officeooo:paragraph-rsid="0011cfa3"/>
    </style:style>
    <style:style style:name="P8" style:family="paragraph" style:parent-style-name="Standard">
      <style:text-properties style:text-underline-style="none" officeooo:rsid="000a3c1a" officeooo:paragraph-rsid="000a3c1a"/>
    </style:style>
    <style:style style:name="P9" style:family="paragraph" style:parent-style-name="Standard">
      <style:text-properties style:text-underline-style="none" officeooo:rsid="000bdd38" officeooo:paragraph-rsid="000bdd38"/>
    </style:style>
    <style:style style:name="P10" style:family="paragraph" style:parent-style-name="Standard">
      <style:text-properties style:text-underline-style="none" officeooo:rsid="000bdd38" officeooo:paragraph-rsid="00182495"/>
    </style:style>
    <style:style style:name="P11" style:family="paragraph" style:parent-style-name="Standard">
      <style:text-properties style:text-underline-style="none" officeooo:rsid="000cb12c" officeooo:paragraph-rsid="000cb12c"/>
    </style:style>
    <style:style style:name="P12" style:family="paragraph" style:parent-style-name="Standard">
      <style:text-properties style:text-underline-style="none" officeooo:rsid="000cf93f" officeooo:paragraph-rsid="000cf93f"/>
    </style:style>
    <style:style style:name="P13" style:family="paragraph" style:parent-style-name="Standard">
      <style:text-properties style:text-underline-style="none" officeooo:rsid="000cf93f" officeooo:paragraph-rsid="0012b361"/>
    </style:style>
    <style:style style:name="P14" style:family="paragraph" style:parent-style-name="Standard">
      <style:text-properties style:text-underline-style="none" officeooo:rsid="000cf93f" officeooo:paragraph-rsid="0018d449"/>
    </style:style>
    <style:style style:name="P15" style:family="paragraph" style:parent-style-name="Standard">
      <style:text-properties style:text-underline-style="none" officeooo:rsid="000daa50" officeooo:paragraph-rsid="000daa50"/>
    </style:style>
    <style:style style:name="P16" style:family="paragraph" style:parent-style-name="Standard">
      <style:text-properties style:text-underline-style="none" officeooo:rsid="000e85c3" officeooo:paragraph-rsid="000e85c3"/>
    </style:style>
    <style:style style:name="P17" style:family="paragraph" style:parent-style-name="Standard">
      <style:text-properties style:text-underline-style="none" officeooo:rsid="000f7d82" officeooo:paragraph-rsid="000f7d82"/>
    </style:style>
    <style:style style:name="P18" style:family="paragraph" style:parent-style-name="Standard">
      <style:text-properties style:text-underline-style="none" officeooo:rsid="001149bb" officeooo:paragraph-rsid="001149bb"/>
    </style:style>
    <style:style style:name="P19" style:family="paragraph" style:parent-style-name="Preformatted_20_Text">
      <style:text-properties style:text-underline-style="solid" style:text-underline-width="auto" style:text-underline-color="font-color" officeooo:rsid="000daa50" officeooo:paragraph-rsid="000daa5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149bb"/>
    </style:style>
    <style:style style:name="T3" style:family="text">
      <style:text-properties style:text-underline-style="none" officeooo:rsid="0011a129"/>
    </style:style>
    <style:style style:name="T4" style:family="text">
      <style:text-properties officeooo:rsid="000e4a54"/>
    </style:style>
    <style:style style:name="T5" style:family="text">
      <style:text-properties officeooo:rsid="001234da"/>
    </style:style>
    <style:style style:name="T6" style:family="text">
      <style:text-properties officeooo:rsid="0012b361"/>
    </style:style>
    <style:style style:name="T7" style:family="text">
      <style:text-properties officeooo:rsid="0014a120"/>
    </style:style>
    <style:style style:name="T8" style:family="text">
      <style:text-properties officeooo:rsid="00181bbe"/>
    </style:style>
    <style:style style:name="T9" style:family="text">
      <style:text-properties officeooo:rsid="001824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call_list;</text:p>
      <text:p text:style-name="P8"/>
      <text:p text:style-name="P9">CREATE TABLE user<text:span text:style-name="T6">s</text:span>(</text:p>
      <text:p text:style-name="P9">id SERIAL PRIMARY KEY,</text:p>
      <text:p text:style-name="P9">first_name VARCHAR(<text:span text:style-name="T5">25)</text:span>,</text:p>
      <text:p text:style-name="P9">email VARCHAR(<text:span text:style-name="T5">50</text:span>));</text:p>
      <text:p text:style-name="P9"/>
      <text:p text:style-name="P2"><text:span text:style-name="T1">INSERT INTO users(first_name, email) VALUES('Carlos',</text:span><text:a xlink:type="simple" xlink:href="mailto:'Carlos@gmail.com" text:style-name="Internet_20_link" text:visited-style-name="Visited_20_Internet_20_Link">'Carlos@gmail.com</text:a><text:span text:style-name="T1">');</text:span></text:p>
      <text:p text:style-name="P11"/>
      <text:p text:style-name="P2"><text:span text:style-name="T1">INSERT INTO users(first_name, email) VALUES('Laura',</text:span><text:a xlink:type="simple" xlink:href="mailto:'Laura@gmail.com" text:style-name="Internet_20_link" text:visited-style-name="Visited_20_Internet_20_Link">'Laura@gmail.com</text:a><text:span text:style-name="T1">');</text:span></text:p>
      <text:p text:style-name="P11"/>
      <text:p text:style-name="P11"/>
      <text:p text:style-name="P12">CREATE TABLE call<text:span text:style-name="T4">s</text:span>(</text:p>
      <text:p text:style-name="P12">id_<text:span text:style-name="T6">calls</text:span> SERIAL PRIMARY KEY,</text:p>
      <text:p text:style-name="P13">user_id <text:span text:style-name="T7">SERIAL</text:span> REFERENCES users(id),</text:p>
      <text:p text:style-name="P12">phone <text:span text:style-name="T6">INTEGER</text:span>,</text:p>
      <text:p text:style-name="P12">date <text:s/>DATE);</text:p>
      <text:p text:style-name="P12"/>
      <text:p text:style-name="P15">ALTER TABLE users ADD COLUMN last_name varchar(<text:span text:style-name="T5">25</text:span>);</text:p>
      <text:p text:style-name="P15"/>
      <text:p text:style-name="P15">UPDATE users set last_name = 'Alvarez' where id= 1;</text:p>
      <text:p text:style-name="P15"/>
      <text:p text:style-name="P15">UPDATE users set last_name = 'Mares' where id= 2;</text:p>
      <text:p text:style-name="P19"/>
      <text:p text:style-name="P5"/>
      <text:p text:style-name="P16">INSERT INTO calls (phone, date,user_id) VALUES ('75238899','2017/09/01',1);</text:p>
      <text:p text:style-name="P16">INSERT INTO calls (phone, date,user_id) VALUES ('75238899','2017/09/02',1);</text:p>
      <text:p text:style-name="P16">INSERT INTO calls (phone, date,user_id) VALUES ('75238899','2017/08/02',1);</text:p>
      <text:p text:style-name="P16">INSERT INTO calls (phone, date,user_id) VALUES ('75238899','2017/08/22',1);</text:p>
      <text:p text:style-name="P16"/>
      <text:p text:style-name="P17">INSERT INTO calls (phone, date,user_id) VALUES ('75232519','2017/09/14',2);</text:p>
      <text:p text:style-name="P17">INSERT INTO calls (phone, date,user_id) VALUES ('752325<text:span text:style-name="T8">20</text:span>','2017/09/1<text:span text:style-name="T8">3</text:span>',2);</text:p>
      <text:p text:style-name="P17">INSERT INTO calls (phone, date,user_id) VALUES ('75232519','2017/09/1<text:span text:style-name="T8">1</text:span>',2);</text:p>
      <text:p text:style-name="P17">INSERT INTO calls (phone, date,user_id) VALUES ('752325<text:span text:style-name="T8">20</text:span>','2017/09/1<text:span text:style-name="T8">7</text:span>',2);</text:p>
      <text:p text:style-name="P18">INSERT INTO calls (phone, date,user_id) VALUES ('75232519','2017/09/1<text:span text:style-name="T8">3</text:span>',2);</text:p>
      <text:p text:style-name="P18">INSERT INTO calls (phone, date,user_id) VALUES ('752325<text:span text:style-name="T8">21</text:span>','2017/09/1<text:span text:style-name="T8">3</text:span>',2);</text:p>
      <text:p text:style-name="P18"/>
      <text:p text:style-name="P4"><text:span text:style-name="T1">INSERT INTO users(first_name, </text:span><text:span text:style-name="T3">last_name, </text:span><text:span text:style-name="T1">email ) VALUES('</text:span><text:span text:style-name="T2">Yury</text:span><text:span text:style-name="T1">', '</text:span><text:span text:style-name="T3">Tapia</text:span><text:span text:style-name="T1">',</text:span><text:a xlink:type="simple" xlink:href="mailto:'Yury@gmail.com" text:style-name="Internet_20_link" text:visited-style-name="Visited_20_Internet_20_Link">'</text:a><text:a xlink:type="simple" xlink:href="mailto:'Yury@gmail.com" text:style-name="Internet_20_link" text:visited-style-name="Visited_20_Internet_20_Link"><text:span text:style-name="T2">Yury</text:span></text:a><text:a xlink:type="simple" xlink:href="mailto:'Yury@gmail.com" text:style-name="Internet_20_link" text:visited-style-name="Visited_20_Internet_20_Link"><text:span text:style-name="T1">@gmail.com</text:span></text:a><text:span text:style-name="T1">');</text:span></text:p>
      <text:p text:style-name="P3"><text:span text:style-name="T1"/></text:p>
      <text:p text:style-name="P6"><text:span text:style-name="T1">select first_name, count(1) from users INNER JOIN calls ON (users.id = calls.user_id) group by first_name;</text:span></text:p>
      <text:p text:style-name="P6"><text:span text:style-name="T1"/></text:p>
      <text:p text:style-name="P7"><text:span text:style-name="T1">select phone, date from users INNER JOIN calls ON (users.id = calls.user_id) where users.first_name = 'Carlos' <text:s text:c="2"/>order by date desc;</text:span></text:p>
      <text:p text:style-name="P7"><text:span text:style-name="T1"/></text:p>
      <text:p text:style-name="P10">CREATE TABLE <text:span text:style-name="T9">auditoria</text:span>(</text:p>
      <text:p text:style-name="P10">id_<text:span text:style-name="T9">auditoria</text:span> SERIAL PRIMARY KEY,</text:p>
      <text:p text:style-name="P14">user_id <text:span text:style-name="T7">SERIAL </text:span>REFERENCES users(id),</text:p>
      <text:p text:style-name="P10"><text:span text:style-name="T9">motivo</text:span> VARCHAR(<text:span text:style-name="T9">100)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21:09:35.680214097</meta:creation-date>
    <meta:editing-duration>PT18H13M20S</meta:editing-duration>
    <meta:editing-cycles>14</meta:editing-cycles>
    <meta:generator>LibreOffice/5.1.6.2$Linux_X86_64 LibreOffice_project/10m0$Build-2</meta:generator>
    <dc:date>2017-09-02T17:04:59.499461368</dc:date>
    <meta:document-statistic meta:table-count="0" meta:image-count="0" meta:object-count="0" meta:page-count="1" meta:paragraph-count="32" meta:word-count="190" meta:character-count="1703" meta:non-whitespace-character-count="1542"/>
  </office:meta>
</office:document-meta>
</file>